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923E9E1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096cm" fo:padding-bottom="0.096cm" fo:padding-left="0.096cm" fo:padding-right="0.096cm" fo:wrap-option="wrap" draw:shadow-color="#808080" draw:shadow-opacity="75%"/>
    </style:style>
    <style:style style:name="gr2" style:family="graphic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096cm" fo:padding-bottom="0.096cm" fo:padding-left="0.096cm" fo:padding-right="0.096cm" fo:wrap-option="wrap" draw:shadow-color="#808080" draw:shadow-opacity="75%"/>
    </style:style>
    <style:style style:name="gr3" style:family="graphic" style:list-style-name="L2">
      <style:graphic-properties draw:stroke="none" draw:fill="solid" draw:fill-color="#c21426" draw:textarea-horizontal-align="left" draw:textarea-vertical-align="top" draw:auto-grow-height="false" fo:min-height="0.115cm" fo:min-width="0.93cm" fo:padding-top="0cm" fo:padding-bottom="0cm" fo:padding-left="0cm" fo:padding-right="0cm" fo:wrap-option="wrap" draw:shadow-color="#808080" draw:shadow-opacity="75%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line-height="100%" fo:text-indent="0cm" style:line-break="strict"/>
      <style:text-properties fo:font-size="11pt"/>
    </style:style>
    <style:style style:name="P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  <style:text-properties fo:font-size="11pt"/>
    </style:style>
    <style:style style:name="P3" style:family="paragraph">
      <loext:graphic-properties draw:fill="solid" draw:fill-color="#c21426"/>
      <style:paragraph-properties fo:margin-left="0cm" fo:margin-right="0cm" fo:text-indent="0cm" style:line-break="strict" style:writing-mode="lr-tb" style:font-independent-line-spacing="true"/>
      <style:text-properties fo:font-size="11pt"/>
    </style:style>
    <style:style style:name="P4" style:family="paragraph">
      <loext:graphic-properties draw:fill-color="#ffffff"/>
    </style:style>
    <style:style style:name="T1" style:family="text">
      <style:text-properties fo:color="#ffffff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2" style:family="text">
      <style:text-properties fo:color="#ffffff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96cm" text:min-label-width="-0.026cm" text:min-label-distance="0.026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97cm" text:min-label-width="-0.057cm" text:min-label-distance="0.057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98cm" text:min-label-width="-0.088cm" text:min-label-distance="0.0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96cm" text:min-label-width="-0.026cm" text:min-label-distance="0.026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97cm" text:min-label-width="-0.057cm" text:min-label-distance="0.057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98cm" text:min-label-width="-0.088cm" text:min-label-distance="0.0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use-date-time-name="dtd1">
        <office:forms form:automatic-focus="false" form:apply-design-mode="false"/>
        <draw:custom-shape draw:name="Rectangle 2" draw:style-name="gr1" draw:text-style-name="P2" draw:layer="Layout" svg:width="12.114cm" svg:height="1.209cm" svg:x="3.695cm" svg:y="1.984cm">
          <text:list text:style-name="L1">
            <text:list-header>
              <text:p text:style-name="P1"><text:span text:style-name="T1">Presentation tit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2" draw:layer="Layout" svg:width="4.066cm" svg:height="0.7cm" svg:x="3.81cm" svg:y="5.869cm">
          <text:list text:style-name="L1">
            <text:list-header>
              <text:p text:style-name="P1"><text:span text:style-name="T2">Speaker 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3" draw:layer="Layout" svg:width="0.93cm" svg:height="0.115cm" svg:x="3.956cm" svg:y="5.221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alibri" svg:font-family="Calibri" style:font-pitch="variable"/>
    <style:font-face style:name="Helvetica Neue" svg:font-family="'Helvetica Neu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923E9E1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96cm" text:min-label-width="-0.026cm" text:min-label-distance="0.02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97cm" text:min-label-width="-0.057cm" text:min-label-distance="0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98cm" text:min-label-width="-0.088cm" text:min-label-distance="0.08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96cm"/>
          <style:tab-stop style:position="2.592cm"/>
          <style:tab-stop style:position="3.889cm"/>
          <style:tab-stop style:position="5.185cm"/>
          <style:tab-stop style:position="6.482cm"/>
          <style:tab-stop style:position="7.778cm"/>
          <style:tab-stop style:position="9.075cm"/>
          <style:tab-stop style:position="10.371cm"/>
          <style:tab-stop style:position="11.668cm"/>
          <style:tab-stop style:position="12.964cm"/>
          <style:tab-stop style:position="14.261cm"/>
          <style:tab-stop style:position="15.557cm"/>
          <style:tab-stop style:position="16.853cm"/>
          <style:tab-stop style:position="18.15cm"/>
          <style:tab-stop style:position="19.446cm"/>
          <style:tab-stop style:position="20.743cm"/>
          <style:tab-stop style:position="22.039cm"/>
          <style:tab-stop style:position="23.336cm"/>
          <style:tab-stop style:position="24.632cm"/>
          <style:tab-stop style:position="25.92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1pt" fo:font-style="normal" fo:text-shadow="none" style:text-underline-style="none" fo:font-weight="normal" style:font-name-asian="ＭＳ Ｐゴシック" style:font-family-asian="'ＭＳ Ｐゴシック'" style:font-pitch-asian="variable" style:font-size-asian="11pt" style:font-style-asian="normal" style:font-weight-asian="normal" style:font-name-complex="ＭＳ Ｐゴシック" style:font-family-complex="'ＭＳ Ｐゴシック'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076cm" fo:padding-bottom="0.076cm" fo:padding-left="0.076cm" fo:padding-right="0.07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96cm" text:min-label-width="-0.026cm" text:min-label-distance="0.02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97cm" text:min-label-width="-0.057cm" text:min-label-distance="0.057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98cm" text:min-label-width="-0.088cm" text:min-label-distance="0.088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99cm" text:min-label-width="-0.119cm" text:min-label-distance="0.119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96cm"/>
          <style:tab-stop style:position="2.592cm"/>
          <style:tab-stop style:position="3.889cm"/>
          <style:tab-stop style:position="5.185cm"/>
          <style:tab-stop style:position="6.482cm"/>
          <style:tab-stop style:position="7.778cm"/>
          <style:tab-stop style:position="9.075cm"/>
          <style:tab-stop style:position="10.371cm"/>
          <style:tab-stop style:position="11.668cm"/>
          <style:tab-stop style:position="12.964cm"/>
          <style:tab-stop style:position="14.261cm"/>
          <style:tab-stop style:position="15.557cm"/>
          <style:tab-stop style:position="16.853cm"/>
          <style:tab-stop style:position="18.15cm"/>
          <style:tab-stop style:position="19.446cm"/>
          <style:tab-stop style:position="20.743cm"/>
          <style:tab-stop style:position="22.039cm"/>
          <style:tab-stop style:position="23.336cm"/>
          <style:tab-stop style:position="24.632cm"/>
          <style:tab-stop style:position="25.92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1pt" fo:font-style="normal" fo:text-shadow="none" style:text-underline-style="none" fo:font-weight="normal" style:font-name-asian="ＭＳ Ｐゴシック" style:font-family-asian="'ＭＳ Ｐゴシック'" style:font-pitch-asian="variable" style:font-size-asian="11pt" style:font-style-asian="normal" style:font-weight-asian="normal" style:font-name-complex="ＭＳ Ｐゴシック" style:font-family-complex="'ＭＳ Ｐゴシック'" style:font-pitch-complex="variable" style:font-size-complex="11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2pt" fo:font-style="normal" fo:text-shadow="none" style:text-underline-style="none" fo:font-weight="normal" fo:background-color="#ffffff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6cm" fo:padding-bottom="0.076cm" fo:padding-left="0.076cm" fo:padding-right="0.076cm">
        <text:list-style style:name="Default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96cm" text:min-label-width="0.5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97cm" text:min-label-width="0.5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98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002cm"/>
          <style:tab-stop style:position="3.298cm"/>
          <style:tab-stop style:position="4.594cm"/>
          <style:tab-stop style:position="5.891cm"/>
          <style:tab-stop style:position="7.187cm"/>
          <style:tab-stop style:position="8.484cm"/>
          <style:tab-stop style:position="9.78cm"/>
          <style:tab-stop style:position="11.077cm"/>
          <style:tab-stop style:position="12.373cm"/>
          <style:tab-stop style:position="13.67cm"/>
          <style:tab-stop style:position="14.966cm"/>
          <style:tab-stop style:position="16.263cm"/>
          <style:tab-stop style:position="17.559cm"/>
          <style:tab-stop style:position="18.855cm"/>
          <style:tab-stop style:position="20.152cm"/>
          <style:tab-stop style:position="21.448cm"/>
          <style:tab-stop style:position="22.745cm"/>
          <style:tab-stop style:position="24.041cm"/>
          <style:tab-stop style:position="25.33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fo:background-color="#ffffff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96cm" text:min-label-width="0.5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97cm" text:min-label-width="0.5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98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199cm" text:min-label-width="0.61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36cm"/>
          <style:tab-stop style:position="2.032cm"/>
          <style:tab-stop style:position="3.329cm"/>
          <style:tab-stop style:position="4.625cm"/>
          <style:tab-stop style:position="5.922cm"/>
          <style:tab-stop style:position="7.218cm"/>
          <style:tab-stop style:position="8.515cm"/>
          <style:tab-stop style:position="9.811cm"/>
          <style:tab-stop style:position="11.108cm"/>
          <style:tab-stop style:position="12.404cm"/>
          <style:tab-stop style:position="13.701cm"/>
          <style:tab-stop style:position="14.997cm"/>
          <style:tab-stop style:position="16.293cm"/>
          <style:tab-stop style:position="17.59cm"/>
          <style:tab-stop style:position="18.886cm"/>
          <style:tab-stop style:position="20.183cm"/>
          <style:tab-stop style:position="21.479cm"/>
          <style:tab-stop style:position="22.776cm"/>
          <style:tab-stop style:position="24.072cm"/>
          <style:tab-stop style:position="25.36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Calibri" style:font-family-asian="Calibri" style:font-pitch-asian="variable" style:font-size-asian="20pt" style:font-style-asian="normal" style:font-weight-asian="normal" style:font-name-complex="Calibri" style:font-family-complex="Calibri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1cm"/>
          <style:tab-stop style:position="2.068cm"/>
          <style:tab-stop style:position="3.364cm"/>
          <style:tab-stop style:position="4.661cm"/>
          <style:tab-stop style:position="5.957cm"/>
          <style:tab-stop style:position="7.253cm"/>
          <style:tab-stop style:position="8.55cm"/>
          <style:tab-stop style:position="9.846cm"/>
          <style:tab-stop style:position="11.143cm"/>
          <style:tab-stop style:position="12.439cm"/>
          <style:tab-stop style:position="13.736cm"/>
          <style:tab-stop style:position="15.032cm"/>
          <style:tab-stop style:position="16.329cm"/>
          <style:tab-stop style:position="17.625cm"/>
          <style:tab-stop style:position="18.922cm"/>
          <style:tab-stop style:position="20.218cm"/>
          <style:tab-stop style:position="21.515cm"/>
          <style:tab-stop style:position="22.811cm"/>
          <style:tab-stop style:position="24.107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Calibri" style:font-family-asian="Calibri" style:font-pitch-asian="variable" style:font-size-asian="20pt" style:font-style-asian="normal" style:font-weight-asian="normal" style:font-name-complex="Calibri" style:font-family-complex="Calibri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7cm"/>
          <style:tab-stop style:position="1.966cm"/>
          <style:tab-stop style:position="3.263cm"/>
          <style:tab-stop style:position="4.559cm"/>
          <style:tab-stop style:position="5.856cm"/>
          <style:tab-stop style:position="7.152cm"/>
          <style:tab-stop style:position="8.449cm"/>
          <style:tab-stop style:position="9.745cm"/>
          <style:tab-stop style:position="11.041cm"/>
          <style:tab-stop style:position="12.338cm"/>
          <style:tab-stop style:position="13.634cm"/>
          <style:tab-stop style:position="14.931cm"/>
          <style:tab-stop style:position="16.227cm"/>
          <style:tab-stop style:position="17.524cm"/>
          <style:tab-stop style:position="18.82cm"/>
          <style:tab-stop style:position="20.117cm"/>
          <style:tab-stop style:position="21.413cm"/>
          <style:tab-stop style:position="22.71cm"/>
          <style:tab-stop style:position="24.006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Calibri" style:font-family-asian="Calibri" style:font-pitch-asian="variable" style:font-size-asian="20pt" style:font-style-asian="normal" style:font-weight-asian="normal" style:font-name-complex="Calibri" style:font-family-complex="Calibri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65cm"/>
          <style:tab-stop style:position="1.962cm"/>
          <style:tab-stop style:position="3.258cm"/>
          <style:tab-stop style:position="4.555cm"/>
          <style:tab-stop style:position="5.851cm"/>
          <style:tab-stop style:position="7.148cm"/>
          <style:tab-stop style:position="8.444cm"/>
          <style:tab-stop style:position="9.741cm"/>
          <style:tab-stop style:position="11.037cm"/>
          <style:tab-stop style:position="12.333cm"/>
          <style:tab-stop style:position="13.63cm"/>
          <style:tab-stop style:position="14.926cm"/>
          <style:tab-stop style:position="16.223cm"/>
          <style:tab-stop style:position="17.519cm"/>
          <style:tab-stop style:position="18.816cm"/>
          <style:tab-stop style:position="20.112cm"/>
          <style:tab-stop style:position="21.409cm"/>
          <style:tab-stop style:position="22.705cm"/>
          <style:tab-stop style:position="24.00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Calibri" style:font-family-asian="Calibri" style:font-pitch-asian="variable" style:font-size-asian="20pt" style:font-style-asian="normal" style:font-weight-asian="normal" style:font-name-complex="Calibri" style:font-family-complex="Calibri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65cm"/>
          <style:tab-stop style:position="1.962cm"/>
          <style:tab-stop style:position="3.258cm"/>
          <style:tab-stop style:position="4.555cm"/>
          <style:tab-stop style:position="5.851cm"/>
          <style:tab-stop style:position="7.148cm"/>
          <style:tab-stop style:position="8.444cm"/>
          <style:tab-stop style:position="9.741cm"/>
          <style:tab-stop style:position="11.037cm"/>
          <style:tab-stop style:position="12.333cm"/>
          <style:tab-stop style:position="13.63cm"/>
          <style:tab-stop style:position="14.926cm"/>
          <style:tab-stop style:position="16.223cm"/>
          <style:tab-stop style:position="17.519cm"/>
          <style:tab-stop style:position="18.816cm"/>
          <style:tab-stop style:position="20.112cm"/>
          <style:tab-stop style:position="21.409cm"/>
          <style:tab-stop style:position="22.705cm"/>
          <style:tab-stop style:position="24.00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Calibri" style:font-family-asian="Calibri" style:font-pitch-asian="variable" style:font-size-asian="20pt" style:font-style-asian="normal" style:font-weight-asian="normal" style:font-name-complex="Calibri" style:font-family-complex="Calibri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65cm"/>
          <style:tab-stop style:position="1.962cm"/>
          <style:tab-stop style:position="3.258cm"/>
          <style:tab-stop style:position="4.555cm"/>
          <style:tab-stop style:position="5.851cm"/>
          <style:tab-stop style:position="7.148cm"/>
          <style:tab-stop style:position="8.444cm"/>
          <style:tab-stop style:position="9.741cm"/>
          <style:tab-stop style:position="11.037cm"/>
          <style:tab-stop style:position="12.333cm"/>
          <style:tab-stop style:position="13.63cm"/>
          <style:tab-stop style:position="14.926cm"/>
          <style:tab-stop style:position="16.223cm"/>
          <style:tab-stop style:position="17.519cm"/>
          <style:tab-stop style:position="18.816cm"/>
          <style:tab-stop style:position="20.112cm"/>
          <style:tab-stop style:position="21.409cm"/>
          <style:tab-stop style:position="22.705cm"/>
          <style:tab-stop style:position="24.00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Calibri" style:font-family-asian="Calibri" style:font-pitch-asian="variable" style:font-size-asian="20pt" style:font-style-asian="normal" style:font-weight-asian="normal" style:font-name-complex="Calibri" style:font-family-complex="Calibri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65cm"/>
          <style:tab-stop style:position="1.962cm"/>
          <style:tab-stop style:position="3.258cm"/>
          <style:tab-stop style:position="4.555cm"/>
          <style:tab-stop style:position="5.851cm"/>
          <style:tab-stop style:position="7.148cm"/>
          <style:tab-stop style:position="8.444cm"/>
          <style:tab-stop style:position="9.741cm"/>
          <style:tab-stop style:position="11.037cm"/>
          <style:tab-stop style:position="12.333cm"/>
          <style:tab-stop style:position="13.63cm"/>
          <style:tab-stop style:position="14.926cm"/>
          <style:tab-stop style:position="16.223cm"/>
          <style:tab-stop style:position="17.519cm"/>
          <style:tab-stop style:position="18.816cm"/>
          <style:tab-stop style:position="20.112cm"/>
          <style:tab-stop style:position="21.409cm"/>
          <style:tab-stop style:position="22.705cm"/>
          <style:tab-stop style:position="24.00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Calibri" style:font-family-asian="Calibri" style:font-pitch-asian="variable" style:font-size-asian="20pt" style:font-style-asian="normal" style:font-weight-asian="normal" style:font-name-complex="Calibri" style:font-family-complex="Calibri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65cm"/>
          <style:tab-stop style:position="1.962cm"/>
          <style:tab-stop style:position="3.258cm"/>
          <style:tab-stop style:position="4.555cm"/>
          <style:tab-stop style:position="5.851cm"/>
          <style:tab-stop style:position="7.148cm"/>
          <style:tab-stop style:position="8.444cm"/>
          <style:tab-stop style:position="9.741cm"/>
          <style:tab-stop style:position="11.037cm"/>
          <style:tab-stop style:position="12.333cm"/>
          <style:tab-stop style:position="13.63cm"/>
          <style:tab-stop style:position="14.926cm"/>
          <style:tab-stop style:position="16.223cm"/>
          <style:tab-stop style:position="17.519cm"/>
          <style:tab-stop style:position="18.816cm"/>
          <style:tab-stop style:position="20.112cm"/>
          <style:tab-stop style:position="21.409cm"/>
          <style:tab-stop style:position="22.705cm"/>
          <style:tab-stop style:position="24.00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Calibri" style:font-family-asian="Calibri" style:font-pitch-asian="variable" style:font-size-asian="20pt" style:font-style-asian="normal" style:font-weight-asian="normal" style:font-name-complex="Calibri" style:font-family-complex="Calibri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9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9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96cm"/>
          <style:tab-stop style:position="2.592cm"/>
          <style:tab-stop style:position="3.889cm"/>
          <style:tab-stop style:position="5.185cm"/>
          <style:tab-stop style:position="6.482cm"/>
          <style:tab-stop style:position="7.778cm"/>
          <style:tab-stop style:position="9.075cm"/>
          <style:tab-stop style:position="10.371cm"/>
          <style:tab-stop style:position="11.668cm"/>
          <style:tab-stop style:position="12.964cm"/>
          <style:tab-stop style:position="14.261cm"/>
          <style:tab-stop style:position="15.557cm"/>
          <style:tab-stop style:position="16.853cm"/>
          <style:tab-stop style:position="18.15cm"/>
          <style:tab-stop style:position="19.446cm"/>
          <style:tab-stop style:position="20.743cm"/>
          <style:tab-stop style:position="22.039cm"/>
          <style:tab-stop style:position="23.336cm"/>
          <style:tab-stop style:position="24.632cm"/>
          <style:tab-stop style:position="25.92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fo:background-color="#ffffff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076cm" fo:padding-bottom="0.076cm" fo:padding-left="0.076cm" fo:padding-right="0.07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96cm"/>
          <style:tab-stop style:position="2.592cm"/>
          <style:tab-stop style:position="3.889cm"/>
          <style:tab-stop style:position="5.185cm"/>
          <style:tab-stop style:position="6.482cm"/>
          <style:tab-stop style:position="7.778cm"/>
          <style:tab-stop style:position="9.075cm"/>
          <style:tab-stop style:position="10.371cm"/>
          <style:tab-stop style:position="11.668cm"/>
          <style:tab-stop style:position="12.964cm"/>
          <style:tab-stop style:position="14.261cm"/>
          <style:tab-stop style:position="15.557cm"/>
          <style:tab-stop style:position="16.853cm"/>
          <style:tab-stop style:position="18.15cm"/>
          <style:tab-stop style:position="19.446cm"/>
          <style:tab-stop style:position="20.743cm"/>
          <style:tab-stop style:position="22.039cm"/>
          <style:tab-stop style:position="23.336cm"/>
          <style:tab-stop style:position="24.632cm"/>
          <style:tab-stop style:position="25.92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fo:background-color="#ffffff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7.32cm" fo:page-height="12.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504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96cm" text:min-label-width="-0.026cm" text:min-label-distance="0.026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97cm" text:min-label-width="-0.057cm" text:min-label-distance="0.057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98cm" text:min-label-width="-0.088cm" text:min-label-distance="0.088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199cm" text:min-label-width="-0.119cm" text:min-label-distance="0.119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  <draw:page-thumbnail draw:layer="backgroundobjects" svg:width="8.024cm" svg:height="6.013cm" svg:x="1cm" svg:y="2.406cm"/>
      <draw:page-thumbnail draw:layer="backgroundobjects" svg:width="8.024cm" svg:height="6.013cm" svg:x="1cm" svg:y="9.692cm"/>
      <draw:page-thumbnail draw:layer="backgroundobjects" svg:width="8.024cm" svg:height="6.013cm" svg:x="1cm" svg:y="16.978cm"/>
      <draw:page-thumbnail draw:layer="backgroundobjects" svg:width="8.024cm" svg:height="6.013cm" svg:x="10.025cm" svg:y="2.406cm"/>
      <draw:page-thumbnail draw:layer="backgroundobjects" svg:width="8.024cm" svg:height="6.013cm" svg:x="10.025cm" svg:y="9.692cm"/>
      <draw:page-thumbnail draw:layer="backgroundobjects" svg:width="8.024cm" svg:height="6.013cm" svg:x="10.025cm" svg:y="16.978cm"/>
    </style:handout-master>
    <style:master-page style:name="Default" style:page-layout-name="PM1" draw:style-name="Mdp1">
      <draw:frame presentation:style-name="Default-title" draw:layer="backgroundobjects" svg:width="15.602cm" svg:height="2.699cm" svg:x="0.864cm" svg:y="0.524cm" presentation:class="title" presentation:placeholder="true">
        <draw:text-box/>
      </draw:frame>
      <draw:frame presentation:style-name="Default-outline1" draw:layer="backgroundobjects" svg:width="15.602cm" svg:height="9.392cm" svg:x="0.864cm" svg:y="3.224cm" presentation:class="outline" presentation:placeholder="true">
        <draw:text-box/>
      </draw:frame>
      <draw:frame presentation:style-name="Mpr1" draw:text-style-name="MP5" draw:layer="backgroundobjects" svg:width="4.044cm" svg:height="0.503cm" svg:x="12.422cm" svg:y="11.804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3-29T17:30:46.602516000</dc:date>
    <meta:editing-cycles>3</meta:editing-cycles>
    <meta:editing-duration>PT2M17S</meta:editing-duration>
    <meta:generator>LibreOffice/4.4.0.3$MacOSX_X86_64 LibreOffice_project/de093506bcdc5fafd9023ee680b8c60e3e0645d7</meta:generator>
    <meta:document-statistic meta:object-count="21"/>
  </office:meta>
</office:document-meta>
</file>